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0000001F421E88DDF2358EB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c652" officeooo:paragraph-rsid="0018c652"/>
    </style:style>
    <style:style style:name="P2" style:family="paragraph" style:parent-style-name="Standard">
      <style:paragraph-properties fo:text-align="start" style:justify-single-word="false"/>
      <style:text-properties officeooo:rsid="0018c652" officeooo:paragraph-rsid="0018c652"/>
    </style:style>
    <style:style style:name="P3" style:family="paragraph" style:parent-style-name="Standard">
      <style:paragraph-properties fo:text-align="start" style:justify-single-word="false"/>
      <style:text-properties officeooo:paragraph-rsid="0018c652"/>
    </style:style>
    <style:style style:name="P4" style:family="paragraph" style:parent-style-name="Standard">
      <style:paragraph-properties fo:text-align="start" style:justify-single-word="false"/>
      <style:text-properties officeooo:rsid="001c3a8b" officeooo:paragraph-rsid="001c3a8b"/>
    </style:style>
    <style:style style:name="P5" style:family="paragraph" style:parent-style-name="Standard">
      <style:paragraph-properties fo:text-align="start" style:justify-single-word="false"/>
      <style:text-properties officeooo:rsid="001cf5fd" officeooo:paragraph-rsid="001cf5fd"/>
    </style:style>
    <style:style style:name="P6" style:family="paragraph" style:parent-style-name="Standard">
      <style:paragraph-properties fo:text-align="start" style:justify-single-word="false"/>
      <style:text-properties officeooo:rsid="001e2ff5" officeooo:paragraph-rsid="001e2ff5"/>
    </style:style>
    <style:style style:name="P7" style:family="paragraph" style:parent-style-name="Standard">
      <style:paragraph-properties fo:text-align="center" style:justify-single-word="false"/>
      <style:text-properties officeooo:rsid="001e2ff5" officeooo:paragraph-rsid="001e2ff5"/>
    </style:style>
    <style:style style:name="P8" style:family="paragraph" style:parent-style-name="Standard">
      <style:paragraph-properties fo:text-align="center" style:justify-single-word="false"/>
      <style:text-properties officeooo:rsid="001e2ff5" officeooo:paragraph-rsid="0021c160"/>
    </style:style>
    <style:style style:name="P9" style:family="paragraph" style:parent-style-name="Standard">
      <style:paragraph-properties fo:text-align="start" style:justify-single-word="false"/>
      <style:text-properties officeooo:rsid="001f7986" officeooo:paragraph-rsid="001f7986"/>
    </style:style>
    <style:style style:name="P10" style:family="paragraph" style:parent-style-name="Standard">
      <style:paragraph-properties fo:text-align="start" style:justify-single-word="false"/>
      <style:text-properties officeooo:rsid="001fb8ba" officeooo:paragraph-rsid="001fb8ba"/>
    </style:style>
    <style:style style:name="P11" style:family="paragraph" style:parent-style-name="Standard">
      <style:paragraph-properties fo:text-align="start" style:justify-single-word="false"/>
      <style:text-properties officeooo:rsid="0021c160" officeooo:paragraph-rsid="0021c160"/>
    </style:style>
    <style:style style:name="P12" style:family="paragraph" style:parent-style-name="Standard">
      <style:paragraph-properties fo:text-align="start" style:justify-single-word="false"/>
      <style:text-properties officeooo:rsid="00235783" officeooo:paragraph-rsid="00235783"/>
    </style:style>
    <style:style style:name="P13" style:family="paragraph" style:parent-style-name="Standard">
      <style:paragraph-properties fo:text-align="start" style:justify-single-word="false"/>
      <style:text-properties officeooo:rsid="0024e873" officeooo:paragraph-rsid="0024e873"/>
    </style:style>
    <style:style style:name="P14" style:family="paragraph" style:parent-style-name="Standard">
      <style:paragraph-properties fo:text-align="center" style:justify-single-word="false"/>
      <style:text-properties officeooo:rsid="00264426" officeooo:paragraph-rsid="00264426"/>
    </style:style>
    <style:style style:name="P15" style:family="paragraph" style:parent-style-name="Standard">
      <style:paragraph-properties fo:text-align="start" style:justify-single-word="false"/>
      <style:text-properties officeooo:rsid="00264426" officeooo:paragraph-rsid="00264426"/>
    </style:style>
    <style:style style:name="P16" style:family="paragraph" style:parent-style-name="Standard">
      <style:paragraph-properties fo:text-align="start" style:justify-single-word="false"/>
      <style:text-properties officeooo:rsid="0026e3a6" officeooo:paragraph-rsid="0026e3a6"/>
    </style:style>
    <style:style style:name="P17" style:family="paragraph" style:parent-style-name="Standard">
      <style:paragraph-properties fo:text-align="start" style:justify-single-word="false"/>
      <style:text-properties officeooo:rsid="002790bd" officeooo:paragraph-rsid="002790bd"/>
    </style:style>
    <style:style style:name="P18" style:family="paragraph" style:parent-style-name="Standard">
      <style:paragraph-properties fo:text-align="start" style:justify-single-word="false"/>
      <style:text-properties officeooo:rsid="002858b6" officeooo:paragraph-rsid="002858b6"/>
    </style:style>
    <style:style style:name="P19" style:family="paragraph" style:parent-style-name="Standard">
      <style:paragraph-properties fo:text-align="start" style:justify-single-word="false"/>
      <style:text-properties officeooo:rsid="002a0354" officeooo:paragraph-rsid="002a0354"/>
    </style:style>
    <style:style style:name="P20" style:family="paragraph" style:parent-style-name="Standard">
      <style:paragraph-properties fo:text-align="start" style:justify-single-word="false"/>
      <style:text-properties officeooo:rsid="002b6367" officeooo:paragraph-rsid="002b6367"/>
    </style:style>
    <style:style style:name="P21" style:family="paragraph" style:parent-style-name="Standard">
      <style:paragraph-properties fo:text-align="start" style:justify-single-word="false"/>
      <style:text-properties officeooo:rsid="002cf6ea" officeooo:paragraph-rsid="002cf6ea"/>
    </style:style>
    <style:style style:name="T1" style:family="text">
      <style:text-properties officeooo:rsid="001e2ff5"/>
    </style:style>
    <style:style style:name="T2" style:family="text">
      <style:text-properties officeooo:rsid="0021c160"/>
    </style:style>
    <style:style style:name="T3" style:family="text">
      <style:text-properties officeooo:rsid="002d18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 1<text:span text:style-name="T1"> y 2</text:span></text:p>
      <text:p text:style-name="P2">Creaccion del proyecto.</text:p>
      <text:p text:style-name="P2">Nos centraremos en crear la parte de auth de usuario, base de datos y el usuario si da tiempo.</text:p>
      <text:p text:style-name="P2"/>
      <text:p text:style-name="P2">Empezamos creando estructura de carpetas y instalando paquetes.</text:p>
      <text:p text:style-name="P2"/>
      <text:p text:style-name="P2">Necesitamos nodemon, express y express-validator por ahora.</text:p>
      <text:p text:style-name="P3"/>
      <text:p text:style-name="P4">Empezamos creando la configuracion de la DB, el server, las .env y llamamos al server desde app.js</text:p>
      <text:p text:style-name="P4"/>
      <text:p text:style-name="P6">Una vez hemos terminado la creacion de los modelos de las entidades, estructura de las carpetas, git, probado conexion a BD empezamos con el login.</text:p>
      <text:p text:style-name="P6"/>
      <text:p text:style-name="P7">Dia 3</text:p>
      <text:p text:style-name="P7"/>
      <text:p text:style-name="P5">Ahora vamos a empezar con el login, para ello vamos a crear un helper que generar el jwt una vez nos hemos logueado.</text:p>
      <text:p text:style-name="P5"/>
      <text:p text:style-name="P5">El helpers/generate-jwt le pasamos un id de usuario, </text:p>
      <text:p text:style-name="P5"/>
      <text:p text:style-name="P9"><draw:frame draw:style-name="fr1" draw:name="Image1" text:anchor-type="char" svg:x="3.768cm" svg:y="0.817cm" svg:width="9.465cm" svg:height="7.043cm" draw:z-index="0"><draw:image xlink:href="Pictures/10000201000002A0000001F421E88DDF2358EB09.png" xlink:type="simple" xlink:show="embed" xlink:actuate="onLoad" loext:mime-type="image/png"/></draw:frame>Nuestro login es un poco asi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Vamos a seguir esto para el login https://www.bezkoder.com/angular-jwt-authentication/#Overview_of_Angular_8_JWT_Authentication_example</text:p>
      <text:p text:style-name="P10"/>
      <text:p text:style-name="P8">Dia <text:span text:style-name="T2">4</text:span></text:p>
      <text:p text:style-name="P11">Angular ya hace el login, hace la request, recibe token con usuario y el token y lo guardo.</text:p>
      <text:p text:style-name="P11">Tambien hacemos logout.</text:p>
      <text:p text:style-name="P11"/>
      <text:p text:style-name="P11">Siguiente va a ser hacer formulario de registro y que usuario acceda a los metodos pasandole su token del cual se extraera su info.</text:p>
      <text:p text:style-name="P11"/>
      <text:p text:style-name="P12">Al llamar al autentificacion de token, siempre comprobara que el toen este correcto y insertera en el req.user el usuario actual.</text:p>
      <text:p text:style-name="P12"/>
      <text:p text:style-name="P13"><text:soft-page-break/>Hemos conseguido que mediante un servicio, hacemos una peticion al server, enviamos el JWT, este nos devuelve la info del usuario, obtenemos esos datos, hacemos new User con esos y los mostramos en el componente profile.</text:p>
      <text:p text:style-name="P13"/>
      <text:p text:style-name="P14">Dia 5</text:p>
      <text:p text:style-name="P15">Ya obtenemos la validacion de que el nickname, email y telefono es unico en el formulario de registro. Por ahora sale un window.alert, en el futuro queremos que aparezca como los demas campos.</text:p>
      <text:p text:style-name="P15"/>
      <text:p text:style-name="P15">Tras registrarnos mostramos mensaje de exito y redirigimos a profile.</text:p>
      <text:p text:style-name="P15"/>
      <text:p text:style-name="P16">Hemos creado un servicio que injectaremos en nuestros componentes que nos permite hacer redirecciones inyectando mensajes entre componentes.</text:p>
      <text:p text:style-name="P16"/>
      <text:p text:style-name="P17">Controlar redireccion cuando se mete en profile.</text:p>
      <text:p text:style-name="P17">Vamos a implementar un guard para proteger nuestras rutas con canActivate. Este vera si el usuario tiene el token, si no lo tiene redirige a la pagina que queramos.</text:p>
      <text:p text:style-name="P17"/>
      <text:p text:style-name="P18">Cambiar el tokenstorageservice por el user service que pedira una direccion que le hara renew del token.</text:p>
      <text:p text:style-name="P18">En los interceptors tenemos uno que inyecta el JWT.</text:p>
      <text:p text:style-name="P18"/>
      <text:p text:style-name="P19">Hemos añadido un poco de estilo. Mensajes al registrarse y loguearse. Empezamos a crear el metodo mediante el cual, haciendo peticion post, obtenemos los usuarios con ese nickname.</text:p>
      <text:p text:style-name="P19"/>
      <text:p text:style-name="P20">Hecho en el servidor, hay que hacerlo en el cliente. Navbar, insertaremos el form.busqueda dentro como componente aparte,.</text:p>
      <text:p text:style-name="P20"/>
      <text:p text:style-name="P21">Hemos añadido request. Buscamos por nickname y vemos si el usuario<text:span text:style-name="T3"> origen</text:span> esta bloqueado<text:span text:style-name="T3"> por el usuario con ese nickname y no lo mostramos</text:span>.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5T17:34:54.450663501</meta:creation-date>
    <meta:generator>LibreOffice/6.4.7.2$Linux_X86_64 LibreOffice_project/40$Build-2</meta:generator>
    <dc:date>2023-05-19T19:27:22.047244952</dc:date>
    <meta:editing-duration>PT5H26M45S</meta:editing-duration>
    <meta:editing-cycles>8</meta:editing-cycles>
    <meta:document-statistic meta:table-count="0" meta:image-count="1" meta:object-count="0" meta:page-count="2" meta:paragraph-count="29" meta:word-count="429" meta:character-count="2644" meta:non-whitespace-character-count="2243"/>
  </office:meta>
</office:document-meta>
</file>